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erboseLoggingOfInvocationsOnMockTest.prin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erboseLoggingOfInvocationsOnMockTest.u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VerboseLoggingOfInvocationsOnMockTest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UnrelatedClass.unrelatedMethod( String anotherString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VerboseLoggingOfInvocationsOnMockTest.shouldPrintUnstubbedInvocationOnMockToStdO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ooImpl.giveMeSomeString( String par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erboseLoggingOfInvocationsOnMockTest.shouldPrintStubbedInvocationOnMockToStdO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VerboseLoggingOfInvocationsOnMockTest.shouldPrintRealInvocationOnSpyToStdO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VerboseLoggingOfInvocationsOnMockTest.shouldNotPrintInvocationOnMockWithoutSett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VerboseLoggingOfInvocationsOnMockTest.mockName( Object mo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erboseLoggingOfInvocationsOnMockTest.tearDow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oImpl.doSomething( String par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VerboseLoggingOfInvocationsOnMockTest.shouldPrintThrowingInvocationOnMockToStdOu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